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09ec0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09ec05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1c40e8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cb459" officeooo:paragraph-rsid="001cb459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09ec0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09ec0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59781" officeooo:paragraph-rsid="0025978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e1862" officeooo:paragraph-rsid="002e186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normal" officeooo:rsid="001cb459" officeooo:paragraph-rsid="001cb459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officeooo:rsid="00337156" officeooo:paragraph-rsid="00337156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c40e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093c5" style:font-style-asian="normal" style:font-style-complex="normal"/>
    </style:style>
    <style:style style:name="T4" style:family="text">
      <style:text-properties fo:font-style="normal" officeooo:rsid="00350c62" style:font-style-asian="normal" style:font-style-complex="normal"/>
    </style:style>
    <style:style style:name="T5" style:family="text">
      <style:text-properties fo:font-style="normal" officeooo:rsid="0035632a" style:font-style-asian="normal" style:font-style-complex="normal"/>
    </style:style>
    <style:style style:name="T6" style:family="text">
      <style:text-properties officeooo:rsid="002438bb"/>
    </style:style>
    <style:style style:name="T7" style:family="text">
      <style:text-properties officeooo:rsid="002601df"/>
    </style:style>
    <style:style style:name="T8" style:family="text">
      <style:text-properties officeooo:rsid="00277c42"/>
    </style:style>
    <style:style style:name="T9" style:family="text">
      <style:text-properties officeooo:rsid="002bc855"/>
    </style:style>
    <style:style style:name="T10" style:family="text">
      <style:text-properties officeooo:rsid="002eb6e4"/>
    </style:style>
    <style:style style:name="T11" style:family="text">
      <style:text-properties officeooo:rsid="00309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estionnaire Focus Group (t=0)</text:p>
      <text:p text:style-name="P5"/>
      <text:p text:style-name="P1"/>
      <text:p text:style-name="P2">1)Laquelle de ces 3 expériences avez-vous préféré ?</text:p>
      <text:p text:style-name="P1"/>
      <text:p text:style-name="P1">- <text:span text:style-name="T6">La deuxième. La première j’étais perturbé par l’ambiance trop envahissante tandis que la deuxième je pouvais varier les sons, cela était presque amusant.</text:span></text:p>
      <text:p text:style-name="P7">Pour la troisième, je commençais à fatiguer. <text:span text:style-name="T7">J’étais moins immergé dans l’environnement, mais plus dans l’action (pour les deux premiers);</text:span></text:p>
      <text:p text:style-name="P1"/>
      <text:p text:style-name="P1"/>
      <text:p text:style-name="P2">2) Que pourrait-on améliorer pour cette expérience ? (volume sonore, choix des</text:p>
      <text:p text:style-name="P2">ambiances, odeurs…)</text:p>
      <text:p text:style-name="P2"><text:s/></text:p>
      <text:p text:style-name="P1">- <text:s/><text:span text:style-name="T8">Les odeurs sont très bien. Pour le choix des ambiances sonores, il faudrait que ce soit moins envahissant. Eviter peut-être les bruits violents à répétition. </text:span></text:p>
      <text:p text:style-name="P1"/>
      <text:p text:style-name="P2">3) Vous sentiez-vous immergé dans la lecture ?</text:p>
      <text:p text:style-name="P2"/>
      <text:p text:style-name="P1">- <text:span text:style-name="T9">Oui, notamment dans la deuxième où je voyais l’action qui se profilait d’une certaine manière (lorsqu’Harry était blessé, j’ai mis cimetière). Cela a permis de mettre une deuxième interprétation.</text:span></text:p>
      <text:p text:style-name="P8">Pour le troisième, je voyais l’action, mais j’étais beaucoup moins dedans.</text:p>
      <text:p text:style-name="P1"/>
      <text:p text:style-name="P2">4) Le choix des ambiances vous semblait-il cohérent avec la lecture ?</text:p>
      <text:p text:style-name="P2"/>
      <text:p text:style-name="P1">- <text:span text:style-name="T10">Oui c’est cohérent, juste comment elle a été concrétisé m’a gêné. Je sentais bien le stade, les commentateurs, mais à cause de quelques petits éléments, j’ai été perdu dans la lecture. J’étais dans le stade mais je ne voyais pas l’action.</text:span></text:p>
      <text:p text:style-name="P1"/>
      <text:p text:style-name="P3"><text:span text:style-name="T1">5</text:span>) <text:span text:style-name="T1">Commentaires ?</text:span></text:p>
      <text:p text:style-name="P4"/>
      <text:p text:style-name="P9">-<text:span text:style-name="T2"> </text:span><text:span text:style-name="T3">Les parfums sont très bien et passe </text:span><text:span text:style-name="T5">presque </text:span><text:span text:style-name="T3">partout. Le choix est permissif.</text:span></text:p>
      <text:p text:style-name="P10"><text:span text:style-name="T3">L</text:span><text:span text:style-name="T2">e cimetière c’est épique. </text:span><text:span text:style-name="T4">J’ai beaucoup aimé plaine et administration car c’est un bruit de fond, on s’y croirait vraim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39:10.377278237</meta:creation-date>
    <meta:generator>LibreOffice/5.1.6.2$Linux_X86_64 LibreOffice_project/10m0$Build-2</meta:generator>
    <dc:date>2019-04-10T13:16:39.567953055</dc:date>
    <meta:editing-duration>PT45M23S</meta:editing-duration>
    <meta:editing-cycles>39</meta:editing-cycles>
    <meta:document-statistic meta:table-count="0" meta:image-count="0" meta:object-count="0" meta:page-count="1" meta:paragraph-count="16" meta:word-count="236" meta:character-count="1480" meta:non-whitespace-character-count="1255"/>
  </office:meta>
</office:document-meta>
</file>